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4.9717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0.678in"/>
    </style:style>
    <style:style style:name="co11" style:family="table-column">
      <style:table-column-properties fo:break-before="auto" style:column-width="1.129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ALU output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Regwrite</text:p>
          </table:table-cell>
          <table:table-cell table:style-name="ce1" office:value-type="string">
            <text:p>RegwriteSrc</text:p>
          </table:table-cell>
          <table:table-cell table:style-name="ce1" office:value-type="string">
            <text:p>PcScr</text:p>
          </table:table-cell>
          <table:table-cell table:style-name="ce1" office:value-type="string">
            <text:p>AluSrcA (Dst)</text:p>
          </table:table-cell>
          <table:table-cell table:style-name="ce1" office:value-type="string">
            <text:p>AluSrcB (Src)</text:p>
          </table:table-cell>
          <table:table-cell table:style-name="ce1" office:value-type="string">
            <text:p>Sign ext Imm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Condition</text:p>
          </table:table-cell>
          <table:table-cell table:style-name="ce2" office:value-type="string">
            <text:p>Required</text:p>
          </table:table-cell>
        </table:table-row>
        <table:table-row table:style-name="ro2">
          <table:table-cell office:value-type="string">
            <text:p>ADD</text:p>
          </table:table-cell>
          <table:table-cell office:value-type="string">
            <text:p>Dst + Sr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DDI</text:p>
          </table:table-cell>
          <table:table-cell office:value-type="string">
            <text:p>Dst + Sr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DDU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4'b0000</text:p>
          </table:table-cell>
          <table:table-cell office:value-type="string">
            <text:p>4'b01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ADDUI</text:p>
          </table:table-cell>
          <table:table-cell table:number-columns-repeated="8"/>
          <table:table-cell office:value-type="string">
            <text:p>4'b0110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ADDC</text:p>
          </table:table-cell>
          <table:table-cell table:number-columns-repeated="8"/>
          <table:table-cell office:value-type="string">
            <text:p>4'b0000</text:p>
          </table:table-cell>
          <table:table-cell office:value-type="string">
            <text:p>4'b011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DDCI</text:p>
          </table:table-cell>
          <table:table-cell office:value-type="string">
            <text:p>Dst + Src +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11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MUL</text:p>
          </table:table-cell>
          <table:table-cell table:number-columns-repeated="8"/>
          <table:table-cell office:value-type="string">
            <text:p>4'b0000</text:p>
          </table:table-cell>
          <table:table-cell office:value-type="string">
            <text:p>4'b11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MULI</text:p>
          </table:table-cell>
          <table:table-cell table:number-columns-repeated="8"/>
          <table:table-cell office:value-type="string">
            <text:p>4'b1110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SUB</text:p>
          </table:table-cell>
          <table:table-cell table:number-columns-repeated="8"/>
          <table:table-cell office:value-type="string">
            <text:p>4'b0000</text:p>
          </table:table-cell>
          <table:table-cell office:value-type="string">
            <text:p>4'b1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UBI</text:p>
          </table:table-cell>
          <table:table-cell table:number-columns-repeated="8"/>
          <table:table-cell office:value-type="string">
            <text:p>4'b10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UBC</text:p>
          </table:table-cell>
          <table:table-cell office:value-type="string">
            <text:p>Dst – Src - 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SUBCI</text:p>
          </table:table-cell>
          <table:table-cell table:number-columns-repeated="8"/>
          <table:table-cell office:value-type="string">
            <text:p>4'b1010</text:p>
          </table:table-cell>
          <table:table-cell table:number-columns-repeated="2"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CMP</text:p>
          </table:table-cell>
          <table:table-cell/>
          <table:table-cell office:value-type="string">
            <text:p>LZN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'b0000</text:p>
          </table:table-cell>
          <table:table-cell office:value-type="string">
            <text:p>4'b1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CMPI</text:p>
          </table:table-cell>
          <table:table-cell table:number-columns-repeated="8"/>
          <table:table-cell office:value-type="string">
            <text:p>4'b10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ND</text:p>
          </table:table-cell>
          <table:table-cell table:number-columns-repeated="8"/>
          <table:table-cell office:value-type="string">
            <text:p>4'b0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NDI</text:p>
          </table:table-cell>
          <table:table-cell table:number-columns-repeated="8"/>
          <table:table-cell office:value-type="string">
            <text:p>4'b00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OR</text:p>
          </table:table-cell>
          <table:table-cell table:number-columns-repeated="8"/>
          <table:table-cell office:value-type="string">
            <text:p>4'b0000</text:p>
          </table:table-cell>
          <table:table-cell office:value-type="string">
            <text:p>4'b001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ORI</text:p>
          </table:table-cell>
          <table:table-cell table:number-columns-repeated="8"/>
          <table:table-cell office:value-type="string">
            <text:p>4'b0010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XOR</text:p>
          </table:table-cell>
          <table:table-cell table:number-columns-repeated="8"/>
          <table:table-cell office:value-type="string">
            <text:p>4'b0000</text:p>
          </table:table-cell>
          <table:table-cell office:value-type="string">
            <text:p>4'b0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XORI</text:p>
          </table:table-cell>
          <table:table-cell office:value-type="string">
            <text:p>Dst ^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MOV</text:p>
          </table:table-cell>
          <table:table-cell office:value-type="string">
            <text:p>Src</text:p>
          </table:table-cell>
          <table:table-cell table:number-columns-repeated="7"/>
          <table:table-cell office:value-type="string">
            <text:p>4'b0000</text:p>
          </table:table-cell>
          <table:table-cell office:value-type="string">
            <text:p>4'b11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OVI</text:p>
          </table:table-cell>
          <table:table-cell table:number-columns-repeated="8"/>
          <table:table-cell office:value-type="string">
            <text:p>4'b11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</text:p>
          </table:table-cell>
          <table:table-cell table:number-columns-repeated="8"/>
          <table:table-cell office:value-type="string">
            <text:p>4'b1000</text:p>
          </table:table-cell>
          <table:table-cell office:value-type="string">
            <text:p>4'b01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I left</text:p>
          </table:table-cell>
          <table:table-cell table:number-columns-repeated="8"/>
          <table:table-cell office:value-type="string">
            <text:p>4'b10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I right</text:p>
          </table:table-cell>
          <table:table-cell table:number-columns-repeated="8"/>
          <table:table-cell office:value-type="string">
            <text:p>4'b1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SHU</text:p>
          </table:table-cell>
          <table:table-cell table:number-columns-repeated="8"/>
          <table:table-cell office:value-type="string">
            <text:p>4'b1000</text:p>
          </table:table-cell>
          <table:table-cell table:number-columns-repeated="2"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ASHUI left</text:p>
          </table:table-cell>
          <table:table-cell table:number-columns-repeated="8"/>
          <table:table-cell office:value-type="string">
            <text:p>4'b10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ASHUI right</text:p>
          </table:table-cell>
          <table:table-cell table:number-columns-repeated="8"/>
          <table:table-cell office:value-type="string">
            <text:p>4'b1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LUI</text:p>
          </table:table-cell>
          <table:table-cell table:number-columns-repeated="8"/>
          <table:table-cell office:value-type="string">
            <text:p>4'b11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O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emor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4'b01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O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'b0100</text:p>
          </table:table-cell>
          <table:table-cell office:value-type="string">
            <text:p>4'b1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cond</text:p>
          </table:table-cell>
          <table:table-cell table:number-columns-repeated="3"/>
          <table:table-cell office:value-type="string">
            <text:p>Alu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4'b0100</text:p>
          </table:table-cell>
          <table:table-cell office:value-type="string">
            <text:p>4'b1101</text:p>
          </table:table-cell>
          <table:table-cell office:value-type="string">
            <text:p>condition code?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JAL</text:p>
          </table:table-cell>
          <table:table-cell table:number-columns-repeated="3"/>
          <table:table-cell office:value-type="string">
            <text:p>PC+1</text:p>
          </table:table-cell>
          <table:table-cell table:number-columns-repeated="4"/>
          <table:table-cell office:value-type="string">
            <text:p>4'b0100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Bcond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/>
          <table:table-cell office:value-type="string">
            <text:p>4'b1100</text:p>
          </table:table-cell>
          <table:table-cell office:value-type="string">
            <text:p>x</text:p>
          </table:table-cell>
          <table:table-cell office:value-type="string">
            <text:p>condition cod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Jcond</text:p>
          </table:table-cell>
          <table:table-cell table:number-columns-repeated="8"/>
          <table:table-cell office:value-type="string">
            <text:p>4'b0100</text:p>
          </table:table-cell>
          <table:table-cell office:value-type="string">
            <text:p>4'b1100</text:p>
          </table:table-cell>
          <table:table-cell office:value-type="string">
            <text:p>condition cod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~Dst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00</text:p>
          </table:table-cell>
          <table:table-cell office:value-type="string">
            <text:p>4'b111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1">
          <table:table-cell office:value-type="string">
            <text:p>Regwrite</text:p>
          </table:table-cell>
          <table:table-cell office:value-type="string">
            <text:p>On register file, if true, the data from the regwritesrc mux will be written to dst_addr</text:p>
          </table:table-cell>
          <table:table-cell table:number-columns-repeated="11"/>
        </table:table-row>
        <table:table-row table:style-name="ro1">
          <table:table-cell office:value-type="string">
            <text:p>Regwritesrc</text:p>
          </table:table-cell>
          <table:table-cell office:value-type="string">
            <text:p>Mux that determines which data source to write to register file.</text:p>
          </table:table-cell>
          <table:table-cell table:number-columns-repeated="11"/>
        </table:table-row>
        <table:table-row table:style-name="ro1">
          <table:table-cell office:value-type="string">
            <text:p>PcSrc</text:p>
          </table:table-cell>
          <table:table-cell office:value-type="string">
            <text:p>0 = PC gets PC + 1; 1 = PC gets ALU output </text:p>
          </table:table-cell>
          <table:table-cell table:number-columns-repeated="11"/>
        </table:table-row>
        <table:table-row table:style-name="ro1">
          <table:table-cell office:value-type="string">
            <text:p>AluSrcA</text:p>
          </table:table-cell>
          <table:table-cell office:value-type="string">
            <text:p>0 = PC + 1; 1 = dst_data</text:p>
          </table:table-cell>
          <table:table-cell table:number-columns-repeated="11"/>
        </table:table-row>
        <table:table-row table:style-name="ro1">
          <table:table-cell office:value-type="string">
            <text:p>AluSrcB</text:p>
          </table:table-cell>
          <table:table-cell office:value-type="string">
            <text:p>0 = src_data; 1 = immediate</text:p>
          </table:table-cell>
          <table:table-cell table:number-columns-repeated="11"/>
        </table:table-row>
        <table:table-row table:style-name="ro1">
          <table:table-cell office:value-type="string">
            <text:p>SignExtImm</text:p>
          </table:table-cell>
          <table:table-cell office:value-type="string">
            <text:p>0 = no sign extension of immediate; 1 = sign extension of immediate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10/08/2010</text:date>, <text:time>11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shton Snelgrove</meta:initial-creator>
    <meta:creation-date>2010-10-07T14:59:24.49</meta:creation-date>
    <dc:date>2010-10-08T11:25:46.31</dc:date>
    <dc:creator>Ashton Snelgrove</dc:creator>
    <meta:editing-duration>PT03H54M35S</meta:editing-duration>
    <meta:editing-cycles>65</meta:editing-cycles>
    <meta:generator>OpenOffice.org/3.1$Win32 OpenOffice.org_project/310m19$Build-9420</meta:generator>
    <meta:document-statistic meta:table-count="3" meta:cell-count="279" meta:object-count="0"/>
  </office:meta>
</office:document-meta>
</file>